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e7f0" draw:textarea-horizontal-align="justify" draw:textarea-vertical-align="middle" draw:auto-grow-height="false" draw:shadow="hidden" draw:shadow-offset-x="0.2cm" draw:shadow-offset-y="0.2cm" draw:shadow-color="#b3b3b3" draw:shadow-opacity="55%"/>
    </style:style>
    <style:style style:name="gr2" style:family="graphic" style:parent-style-name="standard">
      <style:graphic-properties draw:stroke="none" svg:stroke-color="#000000" draw:fill-color="#1993b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-color="#80c2da" draw:textarea-vertical-align="middle" draw:auto-grow-height="false"/>
    </style:style>
    <style:style style:name="gr4" style:family="graphic" style:parent-style-name="standard">
      <style:graphic-properties draw:stroke="none" svg:stroke-color="#000000" draw:fill-color="#9bca52" draw:textarea-vertical-align="middle" draw:auto-grow-height="false"/>
    </style:style>
    <style:style style:name="gr5" style:family="graphic" style:parent-style-name="standard">
      <style:graphic-properties draw:stroke="none" svg:stroke-color="#000000" draw:fill-color="#ffffff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6.127cm"/>
    </style:style>
    <style:style style:name="P1" style:family="paragraph">
      <style:paragraph-properties fo:text-align="center"/>
      <style:text-properties fo:font-family="Arial" style:font-family-generic="swiss" style:font-pitch="variable"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12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color="#999999" fo:font-family="Arial" style:font-family-generic="swiss" style:font-pitch="variable" fo:font-size="10.5pt" fo:font-weight="bold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 style:font-size-asian="18pt" style:font-size-complex="18pt"/>
    </style:style>
    <style:style style:name="T1" style:family="text">
      <style:text-properties fo:color="#ffffff" fo:font-family="Arial" style:font-family-generic="swiss" style:font-pitch="variable" fo:font-size="12pt" fo:font-weight="bold" style:font-size-asian="18pt" style:font-size-complex="18pt"/>
    </style:style>
    <style:style style:name="T2" style:family="text">
      <style:text-properties fo:color="#999999" fo:font-family="Arial" style:font-family-generic="swiss" style:font-pitch="variable" fo:font-size="10.5pt" fo:font-weight="bold" style:font-size-asian="18pt" style:font-size-complex="18pt"/>
    </style:style>
    <style:style style:name="T3" style:family="text">
      <style:text-properties fo:font-family="Arial" style:font-family-generic="swiss" style:font-pitch="variable" fo:font-size="12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2.5cm" svg:height="9cm" svg:x="1cm" svg:y="1.5cm">
          <text:p text:style-name="P5"/>
          <draw:enhanced-geometry svg:viewBox="0 0 21600 21600" draw:mirror-horizontal="false" draw:mirror-vertical="false" draw:path-stretchpoint-x="10800" draw:path-stretchpoint-y="10800" draw:text-areas="?f3 ?f4 ?f5 ?f6" draw:type="round-rectangle" draw:modifiers="366.0438924267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1.842cm" svg:height="0.95cm" svg:x="1.329cm" svg:y="9.318cm">
          <text:p text:style-name="P2"><text:span text:style-name="T1">Spring 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518.587608261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26cm" svg:height="1.265cm" svg:x="1.329cm" svg:y="7.738cm">
          <text:p text:style-name="P2"><text:span text:style-name="T1">Cocoon Spring </text:span><text:span text:style-name="T1"><text:line-break/></text:span><text:span text:style-name="T1">Configu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8.92053973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827cm" svg:height="1.265cm" svg:x="7.316cm" svg:y="7.738cm">
          <text:p text:style-name="P2"><text:span text:style-name="T1">Cocoon Servlet </text:span><text:span text:style-name="T1"><text:line-break/></text:span><text:span text:style-name="T1">Service 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66.266866566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1.842cm" svg:height="2.364cm" svg:x="1.329cm" svg:y="5.136cm">
          <text:p text:style-name="P2"><text:span text:style-name="T1"/></text:p>
          <text:p text:style-name="P2"><text:span text:style-name="T1"/></text:p>
          <text:p text:style-name="P2"><text:span text:style-name="T1">Cocoon Cor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45.6362425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596cm" svg:height="1.018cm" svg:x="1.8cm" svg:y="6.082cm">
          <text:p text:style-name="P2"><text:span text:style-name="T2">Sitemap</text:span><text:span text:style-name="T2"><text:line-break/></text:span><text:span text:style-name="T2">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6.627cm" svg:height="1.146cm" svg:x="1.066cm" svg:y="1.587cm">
          <draw:text-box>
            <text:p text:style-name="P5"><text:span text:style-name="T3">Apache Cocoon 2.2</text:span></text:p>
          </draw:text-box>
        </draw:frame>
        <draw:custom-shape draw:style-name="gr5" draw:text-style-name="P4" draw:layer="layout" svg:width="2.596cm" svg:height="1.018cm" svg:x="4.632cm" svg:y="6.082cm">
          <text:p text:style-name="P2"><text:span text:style-name="T2">Pipe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596cm" svg:height="1.018cm" svg:x="7.464cm" svg:y="6.082cm">
          <text:p text:style-name="P2"><text:span text:style-name="T2">St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596cm" svg:height="1.018cm" svg:x="10.204cm" svg:y="6.082cm">
          <text:p text:style-name="P2"><text:span text:style-name="T2">etc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1.842cm" svg:height="2.364cm" svg:x="1.329cm" svg:y="2.536cm">
          <text:p text:style-name="P2"><text:span text:style-name="T1"/></text:p>
          <text:p text:style-name="P2"><text:span text:style-name="T1"/></text:p>
          <text:p text:style-name="P2"><text:span text:style-name="T1">Cocoon Block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45.6362425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596cm" svg:height="1.018cm" svg:x="1.8cm" svg:y="3.482cm">
          <text:p text:style-name="P2"><text:span text:style-name="T2">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596cm" svg:height="1.018cm" svg:x="4.632cm" svg:y="3.482cm">
          <text:p text:style-name="P2"><text:span text:style-name="T2">F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596cm" svg:height="1.018cm" svg:x="7.464cm" svg:y="3.482cm">
          <text:p text:style-name="P2"><text:span text:style-name="T2">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596cm" svg:height="1.018cm" svg:x="10.204cm" svg:y="3.482cm">
          <text:p text:style-name="P2"><text:span text:style-name="T2">etc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Reinhard Pötz</meta:initial-creator>
    <meta:creation-date>2007-08-03T15:16:14</meta:creation-date>
    <dc:creator>Reinhard Pötz</dc:creator>
    <dc:date>2007-08-07T12:06:41</dc:date>
    <dc:language>de-AT</dc:language>
    <meta:editing-cycles>7</meta:editing-cycles>
    <meta:editing-duration>PT2H5M32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